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INCUBADORA SANTA SOFIA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AVIAGEN</text:span></text:p>
            <text:p text:style-name="P7">Lin.Genet(Ped.1):<text:span text:style-name="T4">GALLINAS REPRODUCTORAS</text:span></text:p>
            <text:p text:style-name="P7">Cant.Cajas(Ped 1):<text:span text:style-name="T4">7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1T18:52:5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